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MockUp WebAnw 2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SIA – SicherInAlbstadt</text:p>
            <text:p><text:span text:style-name="T1">Moritz Butzke, Marcel Madlener, Benjamin Mak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Konzep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E2EE Chatsystem-WebApp <text:span text:style-name="T2">made in Ebi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tivation / Inten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arrierefreiheit gewährleisten</text:p>
              </text:list-item>
              <text:list-item>
                <text:p>E2EE für Otto Normalverbraucher</text:p>
              </text:list-item>
              <text:list-item>
                <text:p>Absolute Transparenz</text:p>
              </text:list-item>
              <text:list-item>
                <text:p>Backend im Inland (DSGV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umfang – Softwar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HTML, CSS, JS</text:p>
              </text:list-item>
              <text:list-item>
                <text:p>Backend:<text:tab/>Server, Node.js, SQLite</text:p>
              </text:list-item>
              <text:list-item>
                <text:p>se way between: symm.- und asymm. Verschlüsse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jektumfang – Ze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rontend:<text:tab/>3 Wochen</text:p>
              </text:list-item>
              <text:list-item>
                <text:p>Backend:<text:tab/>5 Woc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rganisationsplanu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rafischer Prototyp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placeholder="true">
          <draw:text-box/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0066b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b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b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b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b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b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b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b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b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b3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000000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000000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000000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000000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0066b3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0066b3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0066b3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66b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b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b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b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b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b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b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b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b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b3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23T14:25:23.289830944</meta:creation-date>
    <meta:editing-duration>PT27M56S</meta:editing-duration>
    <meta:editing-cycles>14</meta:editing-cycles>
    <meta:generator>LibreOffice/6.0.7.3$Linux_X86_64 LibreOffice_project/00m0$Build-3</meta:generator>
    <dc:title>Impress</dc:title>
    <dc:date>2023-03-23T15:24:15.186135575</dc:date>
    <meta:document-statistic meta:object-count="63"/>
  </office:meta>
</office:document-meta>
</file>